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5.132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23.86cm" svg:x2="15.732cm" svg:y2="22.463cm">
          <text:p/>
        </draw:line>
        <draw:line draw:style-name="gr2" draw:text-style-name="P2" draw:layer="layout" svg:x1="15.732cm" svg:y1="21.32cm" svg:x2="15.732cm" svg:y2="19.923cm">
          <text:p/>
        </draw:line>
        <draw:line draw:style-name="gr2" draw:text-style-name="P2" draw:layer="layout" svg:x1="15.732cm" svg:y1="18.78cm" svg:x2="15.732cm" svg:y2="17.383cm">
          <text:p/>
        </draw:line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1cm" svg:height="1.016cm" svg:x="7.35cm" svg:y="16.494cm">
          <draw:text-box>
            <text:p>fb179</text:p>
          </draw:text-box>
        </draw:fram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715cm" svg:y1="16.113cm" svg:x2="6.715cm" svg:y2="14.97cm">
          <text:p/>
        </draw:line>
        <draw:custom-shape draw:style-name="gr1" draw:text-style-name="P1" draw:layer="layout" svg:width="1.143cm" svg:height="1.143cm" svg:x="6.207cm" svg:y="11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588cm" svg:y1="13.7cm" svg:x2="6.588cm" svg:y2="12.557cm">
          <text:p/>
        </draw:line>
        <draw:frame draw:style-name="gr3" draw:text-style-name="P3" draw:layer="layout" svg:width="3.81cm" svg:height="1.016cm" svg:x="7.35cm" svg:y="14.081cm">
          <draw:text-box>
            <text:p>7341a</text:p>
          </draw:text-box>
        </draw:frame>
        <draw:frame draw:style-name="gr3" draw:text-style-name="P3" draw:layer="layout" svg:width="3.81cm" svg:height="1.016cm" svg:x="7.35cm" svg:y="11.414cm">
          <draw:text-box>
            <text:p>1df9e</text:p>
          </draw:text-box>
        </draw:frame>
        <draw:line draw:style-name="gr2" draw:text-style-name="P2" draw:layer="layout" svg:x1="6.715cm" svg:y1="11.16cm" svg:x2="6.715cm" svg:y2="10.017cm">
          <text:p/>
        </draw:line>
        <draw:frame draw:style-name="gr4" draw:text-style-name="P3" xml:id="id1" draw:id="id1" draw:layer="layout" svg:width="3.937cm" svg:height="1.143cm" svg:x="1.381cm" svg:y="16.24cm">
          <draw:text-box>
            <text:p>example.txt</text:p>
          </draw:text-box>
        </draw:frame>
        <draw:custom-shape draw:style-name="gr1" draw:text-style-name="P1" xml:id="id2" draw:id="id2" draw:layer="layout" svg:width="1.143cm" svg:height="1.143cm" svg:x="6.207cm" svg:y="8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3.81cm" svg:height="1.016cm" svg:x="7.35cm" svg:y="8.874cm">
          <draw:text-box>
            <text:p>27399</text:p>
          </draw:text-box>
        </draw:frame>
        <draw:connector draw:style-name="gr2" draw:text-style-name="P2" draw:layer="layout" draw:type="lines" draw:line-skew="-3.691cm -1.022cm" svg:x1="3.349cm" svg:y1="16.24cm" svg:x2="6.207cm" svg:y2="9.319cm" draw:start-shape="id1" draw:start-glue-point="0" draw:end-shape="id2" draw:end-glue-point="6" svg:d="M3349 16240v-4191l1334-2730h1524" svg:viewBox="0 0 2859 6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7:00:02.711126000</dc:date>
    <dc:creator>Herb Peyerl</dc:creator>
    <meta:editing-duration>PT41M33S</meta:editing-duration>
    <meta:editing-cycles>13</meta:editing-cycles>
    <meta:generator>LibreOffice/5.1.4.2$MacOSX_X86_64 LibreOffice_project/f99d75f39f1c57ebdd7ffc5f42867c12031db97a</meta:generator>
    <meta:document-statistic meta:object-count="27"/>
  </office:meta>
</office:document-meta>
</file>